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*[@id="lazy-loading-observer-wrapper-68b68a88-b3ba-4f20-919a-ef0a9d5c860b-classified_10160241"]</text:p>
      <text:p text:style-name="Standard"/>
      <text:p text:style-name="Standard">&lt;!----&gt; &lt;h2 id="card-90291e7d-6765-4ade-b851-ac973ea7cfed-title" class="card__title card--result__title"&gt;&lt;a id="" href="https://www.immoweb.be/nl/zoekertje/appartement/te-koop/deinze/9800/10160241" aria-label="Appartement te koop, Deinze (375000€)" class="card__title-link"&gt;</text:p>
      <text:p text:style-name="Standard"><text:s text:c="20"/>Appartement</text:p>
      <text:p text:style-name="Standard"><text:s text:c="16"/>&lt;/a&gt;&lt;/h2&gt; &lt;p class="card--result__price"&gt;&lt;span&gt;&lt;span aria-hidden="true"&gt;€&amp;nbsp;375.000&lt;/span&gt; &lt;span class="sr-only"&gt;</text:p>
      <text:p text:style-name="Standard"><text:s text:c="8"/>375000€</text:p>
      <text:p text:style-name="Standard"><text:s text:c="4"/>&lt;/span&gt;&lt;/span&gt;&lt;/p&gt; &lt;div class="card__informations card--result__informations"&gt;&lt;p class="card__information card--result__information card__information--property"&gt;&lt;span class="abbreviation"&gt;&lt;span aria-hidden="true"&gt;</text:p>
      <text:p text:style-name="Standard"><text:s text:c="8"/>2 slp.</text:p>
      <text:p text:style-name="Standard"><text:s text:c="4"/>&lt;/span&gt; &lt;span class="sr-only"&gt;</text:p>
      <text:p text:style-name="Standard"><text:s text:c="8"/>2 slaapkamers</text:p>
      <text:p text:style-name="Standard"><text:s text:c="4"/>&lt;/span&gt;&lt;/span&gt; </text:p>
      <text:p text:style-name="Standard"><text:s text:c="24"/>·</text:p>
      <text:p text:style-name="Standard"><text:s text:c="21"/></text:p>
      <text:p text:style-name="Standard"/>
      <text:p text:style-name="Standard"><text:s text:c="24"/>91</text:p>
      <text:p text:style-name="Standard"/>
      <text:p text:style-name="Standard"><text:s text:c="24"/>&lt;span class="abbreviation"&gt;&lt;span aria-hidden="true"&gt;</text:p>
      <text:p text:style-name="Standard"><text:s text:c="8"/>m²</text:p>
      <text:p text:style-name="Standard"><text:s text:c="4"/>&lt;/span&gt; &lt;span class="sr-only"&gt;</text:p>
      <text:p text:style-name="Standard"><text:s text:c="8"/>vierkante meters</text:p>
      <text:p text:style-name="Standard"><text:s text:c="4"/>&lt;/span&gt;&lt;/span&gt; &lt;!----&gt; &lt;!----&gt;&lt;/p&gt; &lt;p class="card__information card--results__information--locality card__information--locality"&gt;</text:p>
      <text:p text:style-name="Standard"><text:s text:c="16"/>9800 Deinze</text:p>
      <text:p text:style-name="Standard"><text:s text:c="12"/>&lt;/p&gt;&lt;/div&gt; &lt;div class="card__description card--result__description"&gt;</text:p>
      <text:p text:style-name="Standard"><text:s text:c="12"/>Liv - De Molens: "Wonen aan de Leie in Deinze"</text:p>
      <text:p text:style-name="Standard"><text:s text:c="8"/>&lt;/div&gt; &lt;div class="card__logo-container card--result__logo-container"&gt;&lt;img src="https://static.immoweb.be/logos/1989885.gif?cache=2020340909947" alt="Immo Da Vinci" class="card__logo card--result__logo card__logo--xl"&gt;&lt;/div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21:28:50.116127855</meta:creation-date>
    <meta:editing-duration>PT2M18S</meta:editing-duration>
    <meta:editing-cycles>2</meta:editing-cycles>
    <meta:generator>LibreOffice/7.3.6.2$Linux_X86_64 LibreOffice_project/30$Build-2</meta:generator>
    <dc:date>2022-10-12T21:31:05.832437275</dc:date>
    <meta:document-statistic meta:table-count="0" meta:image-count="0" meta:object-count="0" meta:page-count="1" meta:paragraph-count="22" meta:word-count="100" meta:character-count="1600" meta:non-whitespace-character-count="1299"/>
  </office:meta>
</office:document-meta>
</file>